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700000023B6A2679A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d0c446" draw:fill="solid" draw:fill-color="#d0c446" draw:textarea-vertical-align="middle" draw:auto-grow-height="false" draw:fit-to-size="false" fo:min-height="0.531cm" fo:min-width="0.661cm" fo:padding-top="0.125cm" fo:padding-bottom="0.125cm" fo:padding-left="0.25cm" fo:padding-right="0.25cm" fo:wrap-option="wrap" draw:shadow="hidden" draw:shadow-offset-x="0cm" draw:shadow-offset-y="0.882cm" draw:shadow-color="#000000" draw:shadow-opacity="15%"/>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71cm" svg:stroke-color="#9bbb59" draw:fill="none" draw:textarea-vertical-align="middle" draw:auto-grow-height="false" draw:fit-to-size="false" fo:min-height="0.778cm" fo:min-width="1.432cm" fo:padding-top="0.125cm" fo:padding-bottom="0.125cm" fo:padding-left="0.25cm" fo:padding-right="0.25cm" fo:wrap-option="wrap" draw:shadow="hidden" draw:shadow-offset-x="0cm" draw:shadow-offset-y="0.056cm" draw:shadow-color="#000000" draw:shadow-opacity="38%"/>
    </style:style>
    <style:style style:name="gr4" style:family="graphic" style:parent-style-name="standard">
      <style:graphic-properties draw:stroke="solid" svg:stroke-width="0cm" svg:stroke-color="#31859c" draw:fill="solid" draw:fill-color="#31859c" draw:textarea-vertical-align="middle" draw:auto-grow-height="false" draw:fit-to-size="false" fo:min-height="0.566cm" fo:min-width="0.666cm" fo:padding-top="0.125cm" fo:padding-bottom="0.125cm" fo:padding-left="0.25cm" fo:padding-right="0.25cm" fo:wrap-option="wrap" draw:shadow="hidden" draw:shadow-offset-x="0.024cm" draw:shadow-offset-y="0.024cm" draw:shadow-color="#000000" draw:shadow-opacity="20%"/>
    </style:style>
    <style:style style:name="gr5" style:family="graphic" style:parent-style-name="standard">
      <style:graphic-properties draw:stroke="none" svg:stroke-width="0cm" draw:fill="gradient" draw:fill-gradient-name="Gradient_20_7" draw:textarea-vertical-align="middle" draw:auto-grow-height="false" draw:fit-to-size="false" fo:min-height="0.426cm" fo:min-width="0.836cm" fo:padding-top="0.125cm" fo:padding-bottom="0.125cm" fo:padding-left="0.25cm" fo:padding-right="0.25cm" fo:wrap-option="wrap" draw:shadow="hidden" draw:shadow-offset-x="0cm" draw:shadow-offset-y="0cm" draw:shadow-color="#000000" draw:shadow-opacity="20%"/>
    </style:style>
    <style:style style:name="gr6" style:family="graphic" style:parent-style-name="standard">
      <style:graphic-properties draw:stroke="solid" svg:stroke-width="0.071cm" svg:stroke-color="#9bbb59" draw:fill="none" draw:textarea-vertical-align="top" draw:auto-grow-height="false" fo:min-height="0.961cm" fo:min-width="1.83cm" fo:padding-top="0.125cm" fo:padding-bottom="0.125cm" fo:padding-left="0.25cm" fo:padding-right="0.25cm" fo:wrap-option="wrap" draw:shadow="hidden" draw:shadow-offset-x="0cm" draw:shadow-offset-y="0.056cm" draw:shadow-color="#000000" draw:shadow-opacity="38%"/>
    </style:style>
    <style:style style:name="gr7" style:family="graphic" style:parent-style-name="standard">
      <style:graphic-properties draw:stroke="none" svg:stroke-width="0cm" draw:fill="gradient" draw:fill-gradient-name="Gradient_20_8" draw:textarea-vertical-align="middle" draw:auto-grow-height="false" draw:fit-to-size="false" fo:min-height="0.257cm" fo:min-width="0cm" fo:padding-top="0.125cm" fo:padding-bottom="0.125cm" fo:padding-left="0.25cm" fo:padding-right="0.25cm" fo:wrap-option="wrap" draw:shadow="hidden" draw:shadow-offset-x="0cm" draw:shadow-offset-y="0.064cm" draw:shadow-color="#000000" draw:shadow-opacity="35%"/>
    </style:style>
    <style:style style:name="gr8" style:family="graphic" style:parent-style-name="standard">
      <style:graphic-properties draw:stroke="solid" svg:stroke-width="0.071cm" svg:stroke-color="#666600" draw:fill="none" draw:textarea-vertical-align="middle" draw:auto-grow-height="false" draw:fit-to-size="false" fo:min-height="2.24cm" fo:min-width="3.604cm" fo:padding-top="0.125cm" fo:padding-bottom="0.125cm" fo:padding-left="0.25cm" fo:padding-right="0.25cm" fo:wrap-option="wrap" draw:shadow="hidden" draw:shadow-offset-x="0cm" draw:shadow-offset-y="0.056cm" draw:shadow-color="#000000" draw:shadow-opacity="38%"/>
    </style:style>
    <style:style style:name="gr9" style:family="graphic" style:parent-style-name="standard">
      <style:graphic-properties draw:stroke="solid" svg:stroke-width="0cm" svg:stroke-color="#666600" draw:fill="solid" draw:fill-color="#4f6228" draw:textarea-vertical-align="middle" draw:auto-grow-height="false" draw:fit-to-size="false" fo:min-height="0.215cm" fo:min-width="1.392cm" fo:padding-top="0.125cm" fo:padding-bottom="0.125cm" fo:padding-left="0.25cm" fo:padding-right="0.25cm" fo:wrap-option="wrap" draw:shadow="hidden" draw:shadow-offset-x="0.024cm" draw:shadow-offset-y="0.024cm" draw:shadow-color="#000000" draw:shadow-opacity="20%"/>
    </style:style>
    <style:style style:name="gr10" style:family="graphic" style:parent-style-name="standard" style:list-style-name="L2">
      <style:graphic-properties draw:stroke="solid" svg:stroke-width="0cm" svg:stroke-color="#666600" draw:fill="solid" draw:fill-color="#4f6228" draw:textarea-vertical-align="middle" draw:auto-grow-height="false" draw:fit-to-size="false" fo:min-height="0.026cm" fo:min-width="0.614cm" fo:padding-top="0.125cm" fo:padding-bottom="0.125cm" fo:padding-left="0.25cm" fo:padding-right="0.25cm" fo:wrap-option="wrap" draw:shadow="hidden" draw:shadow-offset-x="0cm" draw:shadow-offset-y="0.064cm" draw:shadow-color="#000000" draw:shadow-opacity="35%"/>
    </style:style>
    <style:style style:name="gr11" style:family="graphic" style:parent-style-name="standard">
      <style:graphic-properties draw:stroke="solid" svg:stroke-width="0.071cm" svg:stroke-color="#800000" draw:fill="none" draw:textarea-vertical-align="middle" draw:auto-grow-height="false" draw:fit-to-size="false" fo:min-height="5.44cm" fo:min-width="4.94cm" fo:padding-top="0.125cm" fo:padding-bottom="0.125cm" fo:padding-left="0.25cm" fo:padding-right="0.25cm" fo:wrap-option="wrap" draw:shadow="hidden" draw:shadow-offset-x="0cm" draw:shadow-offset-y="0.056cm" draw:shadow-color="#000000" draw:shadow-opacity="38%"/>
    </style:style>
    <style:style style:name="gr12" style:family="graphic" style:parent-style-name="standard">
      <style:graphic-properties draw:stroke="solid" svg:stroke-width="0cm" svg:stroke-color="#800000" draw:fill="solid" draw:fill-color="#953735" draw:textarea-vertical-align="middle" draw:auto-grow-height="false" draw:fit-to-size="false" fo:min-height="0.72cm" fo:min-width="1.963cm" fo:padding-top="0.125cm" fo:padding-bottom="0.125cm" fo:padding-left="0.25cm" fo:padding-right="0.25cm" fo:wrap-option="wrap" draw:shadow="hidden" draw:shadow-offset-x="0.024cm" draw:shadow-offset-y="0.024cm" draw:shadow-color="#000000" draw:shadow-opacity="20%"/>
    </style:style>
    <style:style style:name="gr13" style:family="graphic" style:parent-style-name="standard">
      <style:graphic-properties draw:stroke="solid" svg:stroke-width="0cm" svg:stroke-color="#800000" draw:fill="solid" draw:fill-color="#953735" draw:textarea-vertical-align="middle" draw:auto-grow-height="false" draw:fit-to-size="false" fo:min-height="0.154cm" fo:min-width="0.083cm" fo:padding-top="0.125cm" fo:padding-bottom="0.125cm" fo:padding-left="0.25cm" fo:padding-right="0.25cm" fo:wrap-option="wrap" draw:shadow="hidden" draw:shadow-offset-x="0.024cm" draw:shadow-offset-y="0.024cm" draw:shadow-color="#000000" draw:shadow-opacity="20%"/>
    </style:style>
    <style:style style:name="gr14" style:family="graphic" style:parent-style-name="standard">
      <style:graphic-properties draw:stroke="solid" svg:stroke-width="0cm" svg:stroke-color="#800000" draw:fill="solid" draw:fill-color="#953735" draw:textarea-vertical-align="middle" draw:auto-grow-height="false" draw:fit-to-size="false" fo:min-height="0.169cm" fo:min-width="0cm" fo:padding-top="0.125cm" fo:padding-bottom="0.125cm" fo:padding-left="0.25cm" fo:padding-right="0.25cm" fo:wrap-option="wrap" draw:shadow="hidden" draw:shadow-offset-x="0.024cm" draw:shadow-offset-y="0.024cm" draw:shadow-color="#000000" draw:shadow-opacity="20%"/>
    </style:style>
    <style:style style:name="gr15"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no-wrap" draw:shadow="hidden"/>
    </style:style>
    <style:style style:name="gr16"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no-wrap" draw:shadow="hidden"/>
    </style:style>
    <style:style style:name="gr17"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no-wrap" draw:shadow="hidden"/>
    </style:style>
    <style:style style:name="gr18" style:family="graphic" style:parent-style-name="standard">
      <style:graphic-properties draw:stroke="solid" svg:stroke-width="0.071cm" svg:stroke-color="#4f81bd" draw:fill="none" draw:textarea-vertical-align="middle" draw:auto-grow-height="false" draw:fit-to-size="false" fo:min-height="1.004cm" fo:min-width="3.323cm" fo:padding-top="0.125cm" fo:padding-bottom="0.125cm" fo:padding-left="0.25cm" fo:padding-right="0.25cm" fo:wrap-option="wrap" draw:shadow="hidden" draw:shadow-offset-x="0cm" draw:shadow-offset-y="0.056cm" draw:shadow-color="#000000" draw:shadow-opacity="38%"/>
    </style:style>
    <style:style style:name="gr19" style:family="graphic" style:parent-style-name="standard" style:list-style-name="L2">
      <style:graphic-properties draw:stroke="solid" svg:stroke-width="0cm" svg:stroke-color="#4f81bd" draw:fill="solid" draw:fill-color="#4f81bd" draw:textarea-vertical-align="middle" draw:auto-grow-height="false" draw:fit-to-size="false" fo:min-height="0.026cm" fo:min-width="0.614cm" fo:padding-top="0.125cm" fo:padding-bottom="0.125cm" fo:padding-left="0.25cm" fo:padding-right="0.25cm" fo:wrap-option="wrap" draw:shadow="hidden" draw:shadow-offset-x="0cm" draw:shadow-offset-y="0.882cm" draw:shadow-color="#000000" draw:shadow-opacity="15%"/>
    </style:style>
    <style:style style:name="gr20" style:family="graphic" style:parent-style-name="standard">
      <style:graphic-properties draw:stroke="solid" svg:stroke-width="0cm" svg:stroke-color="#4f81bd" draw:fill="solid" draw:fill-color="#4f81bd" draw:textarea-vertical-align="middle" draw:auto-grow-height="false" draw:fit-to-size="false" fo:min-height="0.297cm" fo:min-width="0.658cm" fo:padding-top="0.125cm" fo:padding-bottom="0.125cm" fo:padding-left="0.25cm" fo:padding-right="0.25cm" fo:wrap-option="wrap" draw:shadow="hidden" draw:shadow-offset-x="0cm" draw:shadow-offset-y="0.882cm" draw:shadow-color="#000000" draw:shadow-opacity="15%"/>
    </style:style>
    <style:style style:name="gr21"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no-wrap" draw:shadow="hidden"/>
    </style:style>
    <style:style style:name="gr22"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no-wrap" draw:shadow="hidden"/>
    </style:style>
    <style:style style:name="gr23"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no-wrap" draw:shadow="hidden"/>
    </style:style>
    <style:style style:name="gr24"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draw:shadow="hidden"/>
    </style:style>
    <style:style style:name="gr25"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wrap" draw:shadow="hidden"/>
    </style:style>
    <style:style style:name="gr26" style:family="graphic" style:parent-style-name="standard">
      <style:graphic-properties draw:stroke="dash" draw:stroke-dash="Dashed_20__28_var_29__20_4" svg:stroke-width="0.035cm" svg:stroke-color="#0d0d0d" draw:fill="none" draw:textarea-horizontal-align="center" draw:textarea-vertical-align="top" draw:auto-grow-height="false" fo:padding-top="0.125cm" fo:padding-bottom="0.125cm" fo:padding-left="0.25cm" fo:padding-right="0.25cm" fo:wrap-option="wrap" draw:shadow="hidden" draw:shadow-offset-x="0cm" draw:shadow-offset-y="0.056cm" draw:shadow-color="#000000" draw:shadow-opacity="38%"/>
    </style:style>
    <style:style style:name="gr27" style:family="graphic" style:parent-style-name="standard">
      <style:graphic-properties draw:stroke="solid" svg:stroke-width="0.053cm" svg:stroke-color="#000000" draw:marker-start="msArrowOpenEnd_20_1" draw:marker-start-width="0.245cm" draw:marker-start-center="false" draw:marker-end="msArrowOpenEnd_20_1" draw:marker-end-width="0.245cm" draw:marker-end-center="false" draw:fill="none" draw:textarea-vertical-align="top" draw:auto-grow-height="false" fo:min-height="0.164cm" fo:min-width="0.008cm" fo:padding-top="0.125cm" fo:padding-bottom="0.125cm" fo:padding-left="0.25cm" fo:padding-right="0.25cm" fo:wrap-option="wrap" draw:shadow="hidden" draw:shadow-offset-x="0cm" draw:shadow-offset-y="0.056cm" draw:shadow-color="#000000" draw:shadow-opacity="38%"/>
    </style:style>
    <style:style style:name="gr28" style:family="graphic" style:parent-style-name="standard" style:list-style-name="L2">
      <style:graphic-properties draw:stroke="dash" draw:stroke-dash="Dashed_20__28_var_29__20_4" svg:stroke-width="0.026cm" svg:stroke-color="#ff0000" draw:fill="gradient" draw:fill-gradient-name="Gradient_20_10" draw:textarea-vertical-align="middle" draw:auto-grow-height="false" draw:fit-to-size="false" fo:min-height="0.277cm" fo:min-width="0.58cm" fo:padding-top="0.125cm" fo:padding-bottom="0.125cm" fo:padding-left="0cm" fo:padding-right="0cm" fo:wrap-option="wrap" draw:shadow="hidden" draw:shadow-offset-x="0cm" draw:shadow-offset-y="0.056cm" draw:shadow-color="#000000" draw:shadow-opacity="38%"/>
    </style:style>
    <style:style style:name="gr29" style:family="graphic" style:parent-style-name="standard" style:list-style-name="L2">
      <style:graphic-properties draw:stroke="dash" draw:stroke-dash="Dashed_20__28_var_29__20_4" svg:stroke-width="0.026cm" svg:stroke-color="#ff0000" draw:fill="gradient" draw:fill-gradient-name="Gradient_20_10" draw:textarea-vertical-align="middle" draw:auto-grow-height="false" draw:fit-to-size="false" fo:min-height="0.277cm" fo:min-width="0.58cm" fo:padding-top="0.125cm" fo:padding-bottom="0.125cm" fo:padding-left="0cm" fo:padding-right="0cm" fo:wrap-option="wrap" draw:shadow="hidden" draw:shadow-offset-x="0cm" draw:shadow-offset-y="0.056cm" draw:shadow-color="#000000" draw:shadow-opacity="38%"/>
    </style:style>
    <style:style style:name="gr30" style:family="graphic" style:parent-style-name="standard" style:list-style-name="L2">
      <style:graphic-properties draw:stroke="none" svg:stroke-width="0cm" draw:fill="none" draw:textarea-vertical-align="top" draw:auto-grow-height="true" draw:fit-to-size="false" fo:min-height="0cm" fo:min-width="0cm" fo:padding-top="0.125cm" fo:padding-bottom="0.125cm" fo:padding-left="0.25cm" fo:padding-right="0.25cm" fo:wrap-option="no-wrap" draw:shadow="hidden"/>
    </style:style>
    <style:style style:name="P1" style:family="paragraph">
      <loext:graphic-properties draw:fill="solid" draw:fill-color="#d0c446"/>
      <style:paragraph-properties fo:text-align="start" style:font-independent-line-spacing="true"/>
      <style:text-properties fo:font-size="18pt"/>
    </style:style>
    <style:style style:name="P2" style:family="paragraph">
      <loext:graphic-properties draw:fill="none"/>
      <style:paragraph-properties fo:text-align="start"/>
      <style:text-properties fo:font-size="18pt"/>
    </style:style>
    <style:style style:name="P3" style:family="paragraph">
      <loext:graphic-properties draw:fill="none"/>
      <style:paragraph-properties fo:text-align="start" style:font-independent-line-spacing="true"/>
      <style:text-properties fo:font-size="18pt"/>
    </style:style>
    <style:style style:name="P4" style:family="paragraph">
      <loext:graphic-properties draw:fill="solid" draw:fill-color="#31859c"/>
      <style:paragraph-properties fo:text-align="start" style:font-independent-line-spacing="true"/>
      <style:text-properties fo:font-size="18pt"/>
    </style:style>
    <style:style style:name="P5" style:family="paragraph">
      <loext:graphic-properties draw:fill="gradient" draw:fill-gradient-name="Gradient_20_7"/>
      <style:paragraph-properties fo:text-align="start" style:font-independent-line-spacing="true"/>
      <style:text-properties fo:font-size="18pt"/>
    </style:style>
    <style:style style:name="P6" style:family="paragraph">
      <loext:graphic-properties draw:fill="gradient" draw:fill-gradient-name="Gradient_20_8"/>
      <style:paragraph-properties fo:text-align="start" style:font-independent-line-spacing="true"/>
      <style:text-properties fo:font-size="18pt"/>
    </style:style>
    <style:style style:name="P7" style:family="paragraph">
      <loext:graphic-properties draw:fill="solid" draw:fill-color="#4f6228"/>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loext:graphic-properties draw:fill="solid" draw:fill-color="#4f6228"/>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0" style:family="paragraph">
      <loext:graphic-properties draw:fill="solid" draw:fill-color="#953735"/>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3"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4" style:family="paragraph">
      <loext:graphic-properties draw:fill="solid" draw:fill-color="#4f81bd"/>
      <style:paragraph-properties fo:text-align="start" style:font-independent-line-spacing="true"/>
      <style:text-properties fo:font-size="18pt"/>
    </style:style>
    <style:style style:name="P1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6" style:family="paragraph">
      <loext:graphic-properties draw:fill="gradient" draw:fill-gradient-name="Gradient_20_10"/>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T1" style:family="text">
      <style:text-properties fo:font-variant="normal" fo:text-transform="none" fo:color="#000000"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name="Oval 3" draw:style-name="gr1" draw:text-style-name="P1" draw:layer="layout" svg:width="1.641cm" svg:height="1.103cm" draw:transform="rotate (0.349414916249265) translate (4.449cm 3.9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 draw:style-name="gr2" draw:text-style-name="P2" draw:layer="layout" svg:width="3.142cm" svg:height="2.038cm" draw:transform="rotate (-0.152367243699106) translate (2.203cm 6.383cm)">
          <draw:image xlink:href="Pictures/10000201000003700000023B6A2679A5.png" xlink:type="simple" xlink:show="embed" xlink:actuate="onLoad">
            <text:p/>
          </draw:image>
        </draw:frame>
        <draw:custom-shape draw:name="Freeform 5" draw:style-name="gr3" draw:text-style-name="P3" draw:layer="layout" svg:width="1.931cm" svg:height="1.027cm" svg:x="2.874cm" svg:y="5.42cm">
          <text:p/>
          <draw:enhanced-geometry draw:mirror-horizontal="false" draw:mirror-vertical="false" svg:viewBox="0 0 0 0" drawooo:sub-view-size="655484 386522" draw:text-areas="0 0 ?f8 ?f9" draw:type="ooxml-non-primitive" draw:enhanced-path="M 0 386522 C 36871 295710 73742 204898 139290 140715 204838 76532 307258 13715 393290 1425 479322 -10865 613151 60145 655484 66973 N">
            <draw:equation draw:name="f0" draw:formula="0*logwidth/655484"/>
            <draw:equation draw:name="f1" draw:formula="386522*logheight/386522"/>
            <draw:equation draw:name="f2" draw:formula="139290*logwidth/655484"/>
            <draw:equation draw:name="f3" draw:formula="140715*logheight/386522"/>
            <draw:equation draw:name="f4" draw:formula="393290*logwidth/655484"/>
            <draw:equation draw:name="f5" draw:formula="1425*logheight/386522"/>
            <draw:equation draw:name="f6" draw:formula="655484*logwidth/655484"/>
            <draw:equation draw:name="f7" draw:formula="66973*logheight/386522"/>
            <draw:equation draw:name="f8" draw:formula="logwidth"/>
            <draw:equation draw:name="f9" draw:formula="logheight"/>
          </draw:enhanced-geometry>
        </draw:custom-shape>
        <draw:custom-shape draw:name="Oval 6" draw:style-name="gr4" draw:text-style-name="P4" draw:layer="layout" svg:width="1.648cm" svg:height="1.152cm" svg:x="2.957cm" svg:y="5.0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7" draw:style-name="gr5" draw:text-style-name="P5" draw:layer="layout" svg:width="1.408cm" svg:height="0.748cm" draw:transform="rotate (0.303687289847013) translate (1.544cm 6.7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rved Connector 8" draw:style-name="gr6" draw:text-style-name="P2" draw:layer="layout" svg:width="2.33cm" svg:height="1.211cm" draw:transform="rotate (-1.5707963267949) translate (6.414cm 3.304cm)">
          <text:p/>
          <draw:enhanced-geometry draw:mirror-horizontal="true" draw:mirror-vertical="true" svg:viewBox="0 0 0 0" draw:text-areas="0 0 ?f5 ?f6"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Oval 9" draw:style-name="gr7" draw:text-style-name="P6" draw:layer="layout" svg:width="0.659cm" svg:height="0.715cm" svg:x="4.649cm" svg:y="5.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0">
          <draw:custom-shape draw:name="Freeform 11" draw:style-name="gr8" draw:text-style-name="P3" draw:layer="layout" svg:width="4.103cm" svg:height="2.489cm" svg:x="4.603cm" svg:y="4.13cm">
            <text:p/>
            <draw:enhanced-geometry draw:mirror-horizontal="false" draw:mirror-vertical="false" svg:viewBox="0 0 0 0" drawooo:sub-view-size="1843548 1020656" draw:text-areas="0 0 ?f8 ?f9" draw:type="ooxml-non-primitive" draw:enhanced-path="M 0 925871 C 193231 923140 386463 920409 581742 925871 777021 931333 961376 1112958 1171677 958646 1381978 804334 1734301 159774 1843548 0 N">
              <draw:equation draw:name="f0" draw:formula="0*logwidth/1843548"/>
              <draw:equation draw:name="f1" draw:formula="925871*logheight/1020656"/>
              <draw:equation draw:name="f2" draw:formula="581742*logwidth/1843548"/>
              <draw:equation draw:name="f3" draw:formula="925871*logheight/1020656"/>
              <draw:equation draw:name="f4" draw:formula="1171677*logwidth/1843548"/>
              <draw:equation draw:name="f5" draw:formula="958646*logheight/1020656"/>
              <draw:equation draw:name="f6" draw:formula="1843548*logwidth/1843548"/>
              <draw:equation draw:name="f7" draw:formula="0*logheight/1020656"/>
              <draw:equation draw:name="f8" draw:formula="logwidth"/>
              <draw:equation draw:name="f9" draw:formula="logheight"/>
            </draw:enhanced-geometry>
          </draw:custom-shape>
          <draw:custom-shape draw:name="Rounded Rectangle 12" draw:style-name="gr9" draw:text-style-name="P7" draw:layer="layout" svg:width="1.942cm" svg:height="0.515cm" draw:transform="skewX (-0.0678933079025793) rotate (1.06342911324015) translate (7.363cm 5.8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3" draw:style-name="gr10" draw:text-style-name="P9" draw:layer="layout" svg:width="1.142cm" svg:height="0.304cm" svg:x="4.978cm" svg:y="6.264cm">
            <text:p text:style-name="P8"><text:span text:style-name="T1">CR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 14">
          <draw:custom-shape draw:name="Freeform 15" draw:style-name="gr11" draw:text-style-name="P3" draw:layer="layout" svg:width="5.439cm" svg:height="5.689cm" svg:x="7.376cm" svg:y="2.893cm">
            <text:p/>
            <draw:enhanced-geometry draw:mirror-horizontal="false" draw:mirror-vertical="false" svg:viewBox="0 0 0 0" drawooo:sub-view-size="1958258 2048387" draw:text-areas="0 0 ?f16 ?f17" draw:type="ooxml-non-primitive" draw:enhanced-path="M 0 2048387 C 72376 2034731 144752 2021075 188451 1950064 232150 1879053 247171 1726107 262193 1622322 277215 1518537 114709 1507613 278580 1327355 442451 1147097 1096570 715570 1245419 540774 1394268 365978 1092473 327741 1171677 278580 1250881 229419 1589548 292236 1720645 245806 1851742 199376 1958258 0 1958258 0 N">
              <draw:equation draw:name="f0" draw:formula="0*logwidth/1958258"/>
              <draw:equation draw:name="f1" draw:formula="2048387*logheight/2048387"/>
              <draw:equation draw:name="f2" draw:formula="188451*logwidth/1958258"/>
              <draw:equation draw:name="f3" draw:formula="1950064*logheight/2048387"/>
              <draw:equation draw:name="f4" draw:formula="262193*logwidth/1958258"/>
              <draw:equation draw:name="f5" draw:formula="1622322*logheight/2048387"/>
              <draw:equation draw:name="f6" draw:formula="278580*logwidth/1958258"/>
              <draw:equation draw:name="f7" draw:formula="1327355*logheight/2048387"/>
              <draw:equation draw:name="f8" draw:formula="1245419*logwidth/1958258"/>
              <draw:equation draw:name="f9" draw:formula="540774*logheight/2048387"/>
              <draw:equation draw:name="f10" draw:formula="1171677*logwidth/1958258"/>
              <draw:equation draw:name="f11" draw:formula="278580*logheight/2048387"/>
              <draw:equation draw:name="f12" draw:formula="1720645*logwidth/1958258"/>
              <draw:equation draw:name="f13" draw:formula="245806*logheight/2048387"/>
              <draw:equation draw:name="f14" draw:formula="1958258*logwidth/1958258"/>
              <draw:equation draw:name="f15" draw:formula="0*logheight/2048387"/>
              <draw:equation draw:name="f16" draw:formula="logwidth"/>
              <draw:equation draw:name="f17" draw:formula="logheight"/>
            </draw:enhanced-geometry>
          </draw:custom-shape>
          <draw:custom-shape draw:name="Oval 16" draw:style-name="gr12" draw:text-style-name="P10" draw:layer="layout" svg:width="3.481cm" svg:height="1.37cm" draw:transform="rotate (0.693768377667746) translate (7.466cm 6.3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13" draw:text-style-name="P10" draw:layer="layout" svg:width="0.823cm" svg:height="0.57cm" svg:x="10.836cm" svg:y="3.3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14" draw:text-style-name="P10" draw:layer="layout" svg:width="0.659cm" svg:height="0.591cm" svg:x="12.155cm" svg:y="3.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Box 19" draw:style-name="gr15" draw:text-style-name="P12" draw:layer="layout" svg:width="1.743cm" svg:height="0.673cm" draw:transform="rotate (0.444709893408155) translate (4.459cm 4.237cm)">
          <text:p text:style-name="P11"><text:span text:style-name="T1">Rbbp4/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6" draw:text-style-name="P12" draw:layer="layout" svg:width="1.815cm" svg:height="0.674cm" svg:x="2.913cm" svg:y="5.195cm">
          <text:p text:style-name="P11"><text:span text:style-name="T1">HDAC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17" draw:text-style-name="P12" draw:layer="layout" svg:width="1.646cm" svg:height="0.673cm" draw:transform="rotate (0.295309709437441) translate (1.489cm 6.741cm)">
          <text:p text:style-name="P11"><text:span text:style-name="T1">MTA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2" draw:style-name="gr18" draw:text-style-name="P3" draw:layer="layout" svg:width="3.822cm" svg:height="1.253cm" svg:x="2.897cm" svg:y="5.755cm">
          <text:p/>
          <draw:enhanced-geometry draw:mirror-horizontal="false" draw:mirror-vertical="false" svg:viewBox="0 0 0 0" drawooo:sub-view-size="1274703 451336" draw:text-areas="0 0 ?f10 ?f11" draw:type="ooxml-non-primitive" draw:enhanced-path="M 29283 451336 C 2654 279954 -23975 108572 37477 41658 98929 -25256 309230 -3406 397993 49852 486756 103110 423939 305217 570057 361206 716175 417195 1158628 381690 1274703 385787 N">
            <draw:equation draw:name="f0" draw:formula="29283*logwidth/1274703"/>
            <draw:equation draw:name="f1" draw:formula="451336*logheight/451336"/>
            <draw:equation draw:name="f2" draw:formula="37477*logwidth/1274703"/>
            <draw:equation draw:name="f3" draw:formula="41658*logheight/451336"/>
            <draw:equation draw:name="f4" draw:formula="397993*logwidth/1274703"/>
            <draw:equation draw:name="f5" draw:formula="49852*logheight/451336"/>
            <draw:equation draw:name="f6" draw:formula="570057*logwidth/1274703"/>
            <draw:equation draw:name="f7" draw:formula="361206*logheight/451336"/>
            <draw:equation draw:name="f8" draw:formula="1274703*logwidth/1274703"/>
            <draw:equation draw:name="f9" draw:formula="385787*logheight/451336"/>
            <draw:equation draw:name="f10" draw:formula="logwidth"/>
            <draw:equation draw:name="f11" draw:formula="logheight"/>
          </draw:enhanced-geometry>
        </draw:custom-shape>
        <draw:custom-shape draw:name="Rounded Rectangle 23" draw:style-name="gr19" draw:text-style-name="P13" draw:layer="layout" svg:width="1.142cm" svg:height="0.304cm" svg:x="4.991cm" svg:y="6.689cm">
          <text:p text:style-name="P8"><text:span text:style-name="T2">CC</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24" draw:style-name="gr20" draw:text-style-name="P14" draw:layer="layout" svg:width="1.638cm" svg:height="0.773cm" draw:transform="rotate (-0.581194640914112) translate (3.084cm 6.7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25" draw:style-name="gr21" draw:text-style-name="P12" draw:layer="layout" svg:width="1.705cm" svg:height="0.675cm" draw:transform="rotate (-0.539481271791448) translate (2.989cm 6.731cm)">
          <text:p text:style-name="P11"><text:span text:style-name="T1">MBD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2" draw:text-style-name="P12" draw:layer="layout" svg:width="2.179cm" svg:height="0.673cm" draw:transform="rotate (1.02974425867665) translate (7.177cm 5.913cm)">
          <text:p text:style-name="P11"><text:span text:style-name="T1">GATAD2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3" draw:text-style-name="P12" draw:layer="layout" svg:width="1.621cm" svg:height="0.673cm" draw:transform="rotate (0.70493848488051) translate (8.259cm 6.125cm)">
          <text:p text:style-name="P11"><text:span text:style-name="T1">CHD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24" draw:text-style-name="P15" draw:layer="layout" svg:width="4.739cm" svg:height="1.435cm" svg:x="1.381cm" svg:y="1.283cm">
          <text:p text:style-name="P8"><text:span text:style-name="T3">Histone deacetylase core compl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25" draw:text-style-name="P15" draw:layer="layout" svg:width="4.739cm" svg:height="2.027cm" svg:x="7.432cm" svg:y="1.283cm">
          <text:p text:style-name="P8"><text:span text:style-name="T3">Chromatin remodeling sub-compl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4" draw:style-name="gr26" draw:text-style-name="P2" draw:layer="layout" svg:x1="6.898cm" svg:y1="2.107cm" svg:x2="6.883cm" svg:y2="8.389cm">
          <text:p/>
        </draw:line>
        <draw:custom-shape draw:name="Straight Arrow Connector 181" draw:style-name="gr27" draw:text-style-name="P2" draw:layer="layout" svg:width="0.508cm" svg:height="0.414cm" svg:x="8.774cm" svg:y="4.523cm">
          <text:p/>
          <draw:enhanced-geometry draw:mirror-horizontal="false" draw:mirror-vertical="false" svg:viewBox="0 0 21600 21600" draw:type="mso-spt32" draw:enhanced-path="M 0 0 L 21600 21600 N"/>
        </draw:custom-shape>
        <draw:custom-shape draw:name="Oval 179" draw:style-name="gr28" draw:text-style-name="P16" draw:layer="layout" svg:width="0.82cm" svg:height="0.745cm" svg:x="9.086cm" svg:y="3.675cm">
          <text:p text:style-name="P8"><text:span text:style-name="T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0" draw:style-name="gr29" draw:text-style-name="P16" draw:layer="layout" svg:width="0.82cm" svg:height="0.745cm" svg:x="1.762cm" svg:y="5.081cm">
          <text:p text:style-name="P8"><text:span text:style-name="T4">?</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46" draw:style-name="gr30" draw:text-style-name="P12" draw:layer="layout" svg:width="1.98cm" svg:height="1.013cm" svg:x="5.979cm" svg:y="0.778cm">
          <text:p text:style-name="P11"><text:span text:style-name="T4">Nu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10" draw:display-name="Gradient 10" draw:style="linear" draw:start-color="#d0d0d0" draw:end-color="#ededed" draw:start-intensity="100%" draw:end-intensity="100%" draw:angle="1800" draw:border="0%"/>
    <draw:gradient draw:name="Gradient_20_7" draw:display-name="Gradient 7" draw:style="linear" draw:start-color="#9fc949" draw:end-color="#d9ffa4" draw:start-intensity="100%" draw:end-intensity="100%" draw:angle="1626" draw:border="0%"/>
    <draw:gradient draw:name="Gradient_20_8" draw:display-name="Gradient 8" draw:style="linear" draw:start-color="#9fc949" draw:end-color="#d9ffa4" draw:start-intensity="100%" draw:end-intensity="100%" draw:angle="1800" draw:border="0%"/>
    <draw:marker draw:name="Arrow" svg:viewBox="0 0 20 30" svg:d="M10 0l-10 30h20z"/>
    <draw:marker draw:name="Square" svg:viewBox="0 0 10 10" svg:d="M0 0h10v10h-10z"/>
    <draw:marker draw:name="msArrowOpenEnd_20_1" draw:display-name="msArrowOpenEnd 1" svg:viewBox="0 0 350 350" svg:d="M175 0l175 318-53 32-122-224-123 224-52-32z"/>
    <draw:stroke-dash draw:name="Dashed_20__28_var_29__20_4" draw:display-name="Dashed (var) 4" draw:style="rect" draw:dots2="1" draw:dots2-length="0.105cm" draw:distance="0.03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3.97cm" fo:page-height="19.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27T08:16:08.249115000</meta:creation-date>
    <dc:date>2016-01-24T09:18:41.775317000</dc:date>
    <meta:editing-duration>PT3H3M59S</meta:editing-duration>
    <meta:editing-cycles>8</meta:editing-cycles>
    <meta:generator>LibreOffice/4.4.5.2$MacOSX_X86_64 LibreOffice_project/a22f674fd25a3b6f45bdebf25400ed2adff0ff99</meta:generator>
    <meta:document-statistic meta:object-count="32"/>
  </office:meta>
</office:document-meta>
</file>